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ierstadt" svg:font-family="Bierstadt" style:font-pitch="variable"/>
    <style:font-face style:name="Bierstadt1" svg:font-family="Bierstad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cm" draw:marker-start-width="0.32cm" draw:marker-end-width="0.32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7cm" draw:marker-start-width="0.32cm" draw:marker-end-width="0.32cm" draw:fill="solid" draw:fill-color="#ffff00" draw:textarea-horizontal-align="justify" draw:textarea-vertical-align="middle" draw:auto-grow-height="false" fo:min-height="0.039cm" fo:min-width="0.02cm" fo:padding-top="0.135cm" fo:padding-bottom="0.135cm" fo:padding-left="0.26cm" fo:padding-right="0.26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0.104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7cm" draw:marker-start-width="0.32cm" draw:marker-end-width="0.32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none" draw:fill-color="#ffffff"/>
      <style:text-properties style:font-name="Bierstadt1" fo:font-size="14pt"/>
    </style:style>
    <style:style style:name="T1" style:family="text">
      <style:text-properties style:font-name="Bierstadt1"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85cm" svg:y1="5.25cm" svg:x2="8.1cm" svg:y2="7.75cm">
          <text:p/>
        </draw:line>
        <draw:custom-shape draw:style-name="gr2" draw:text-style-name="P2" draw:layer="layout" svg:width="1.079cm" svg:height="0.926cm" draw:transform="skewX (-0.00209439510239314) rotate (-0.583289036016505) translate (8.908cm 5.6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5cm" svg:height="0.5cm" svg:x="9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7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1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5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85cm" svg:y1="8.25cm" svg:x2="6.1cm" svg:y2="10.75cm">
          <text:p/>
        </draw:line>
        <draw:custom-shape draw:style-name="gr2" draw:text-style-name="P2" draw:layer="layout" svg:width="1.079cm" svg:height="0.926cm" draw:transform="skewX (-0.00209439510239314) rotate (-0.583289036016505) translate (6.908cm 8.6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1cm" svg:y1="5.25cm" svg:x2="11.85cm" svg:y2="7.75cm">
          <text:p/>
        </draw:line>
        <draw:custom-shape draw:style-name="gr2" draw:text-style-name="P2" draw:layer="layout" svg:width="1.079cm" svg:height="0.926cm" draw:transform="skewX (-0.0010471975511965) rotate (-0.582939970166107) translate (10.65cm 5.63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577cm" svg:height="0.916cm" svg:x="10.423cm" svg:y="4.5cm">
          <draw:text-box>
            <text:p><text:span text:style-name="T1">body</text:span></text:p>
          </draw:text-box>
        </draw:frame>
        <draw:frame draw:style-name="gr5" draw:text-style-name="P4" draw:layer="layout" svg:width="4.077cm" svg:height="1cm" svg:x="12.673cm" svg:y="7.5cm">
          <draw:text-box>
            <text:p><text:span text:style-name="T1">rotating_body</text:span></text:p>
          </draw:text-box>
        </draw:frame>
        <draw:frame draw:style-name="gr4" draw:text-style-name="P4" draw:layer="layout" svg:width="3.75cm" svg:height="0.916cm" svg:x="3.75cm" svg:y="7.5cm">
          <draw:text-box>
            <text:p><text:span text:style-name="T1">charged_body</text:span></text:p>
          </draw:text-box>
        </draw:frame>
        <draw:frame draw:style-name="gr5" draw:text-style-name="P4" draw:layer="layout" svg:width="6.35cm" svg:height="1cm" svg:x="6.4cm" svg:y="10.5cm">
          <draw:text-box>
            <text:p><text:span text:style-name="T1">charged_body_with_spin</text:span></text:p>
          </draw:text-box>
        </draw:frame>
        <draw:line draw:style-name="gr6" draw:text-style-name="P1" draw:layer="layout" svg:x1="5.84cm" svg:y1="11.25cm" svg:x2="5cm" svg:y2="12.45cm">
          <text:p/>
        </draw:line>
        <draw:line draw:style-name="gr6" draw:text-style-name="P1" draw:layer="layout" svg:x1="12.1cm" svg:y1="8.25cm" svg:x2="12.85cm" svg:y2="9.5cm">
          <text:p/>
        </draw:line>
        <draw:line draw:style-name="gr6" draw:text-style-name="P1" draw:layer="layout" svg:x1="11.84cm" svg:y1="8.25cm" svg:x2="11cm" svg:y2="9.45cm">
          <text:p/>
        </draw:line>
        <draw:line draw:style-name="gr6" draw:text-style-name="P1" draw:layer="layout" svg:x1="6.15cm" svg:y1="11.25cm" svg:x2="6.9cm" svg:y2="12.5cm">
          <text:p/>
        </draw:line>
        <draw:line draw:style-name="gr6" draw:text-style-name="P1" draw:layer="layout" svg:x1="6cm" svg:y1="11.25cm" svg:x2="6cm" svg:y2="12.35cm">
          <text:p/>
        </draw:line>
        <draw:line draw:style-name="gr6" draw:text-style-name="P1" draw:layer="layout" svg:x1="8.15cm" svg:y1="8.15cm" svg:x2="8.9cm" svg:y2="9.4cm">
          <text:p/>
        </draw:line>
        <draw:line draw:style-name="gr6" draw:text-style-name="P1" draw:layer="layout" svg:x1="10cm" svg:y1="5.25cm" svg:x2="10cm" svg:y2="6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ierstadt" svg:font-family="Bierstadt" style:font-pitch="variable"/>
    <style:font-face style:name="Bierstadt1" svg:font-family="Bierstad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43a4" draw:marker-start-width="0.28cm" draw:marker-start-center="false" draw:marker-end-width="0.28cm" draw:marker-end-center="false" draw:fill="solid" draw:fill-color="#ffff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15:06:44.342000000</meta:creation-date>
    <dc:date>2024-02-20T15:06:15.411000000</dc:date>
    <meta:editing-duration>PT35M31S</meta:editing-duration>
    <meta:editing-cycles>3</meta:editing-cycles>
    <meta:generator>LibreOffice/7.5.9.2$Windows_X86_64 LibreOffice_project/cdeefe45c17511d326101eed8008ac4092f278a9</meta:generator>
    <meta:document-statistic meta:object-count="21"/>
  </office:meta>
</office:document-meta>
</file>